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ContainerEntityManagerFactoryBeanTests.testApplicationManagedEntityManagerWithTransactionAndCommi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lContainerEntityManagerFactoryBeanTests.testApplicationManagedEntityManagerWit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OpEntityTransaction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ContainerEntityManagerFactoryBeanTests.createEntityManagerFactoryBean( String persistenceXml , Properties props , String entityManag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lContainerEntityManagerFactoryBeanTests.testInvalidPersistence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ContainerEntityManagerFactoryBeanTests.testApplicationManagedEntityManagerWithJta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ummyContainerPersistenceProvider.generateSchema( PersistenceUnitInfo persistenceUnitInfo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EntityTransaction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ContainerEntityManagerFactoryBeanTests.testApplicationManagedEntityManagerWithou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ContainerPersistenceProvider.createEntityManagerFactory( String emfName ,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Tests.testRejectsMissingPersistenceUni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OpEntityTransaction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EntityTransaction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Tests.parseValidPersisten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mmyContainerPersistenceProvider.getProvide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Tests.testExceptionTranslationWithNoDia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ummyContainerPersistenceProvider.generateSchema( String persistenceUnitName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EntityTransaction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ContainerEntityManagerFactoryBeanTests.testValidPersisten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OpEntityTransaction.g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ContainerEntityManagerFactoryBeanTests.testEntityManagerFactoryIsProx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ContainerPersistenceProvider.createContainerEntityManagerFactory( PersistenceUnitInfo pui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